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1pt solid #000000" fo:border-bottom="1pt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1pt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1pt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1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background-color="transparent" loext:char-shading-value="0"/>
    </style:style>
    <style:style style:name="T5" style:family="text">
      <style:text-properties fo:language="en" fo:country="US"/>
    </style:style>
    <style:style style:name="T6" style:family="text">
      <style:text-properties style:font-name="Courier New" fo:font-size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2322114084" text:style-name="Outline">
        <text:list-item>
          <text:list>
            <text:list-item>
              <text:h text:style-name="P5" text:outline-level="2"><text:bookmark text:name="_measure"/>MEASure</text:h>
            </text:list-item>
          </text:list>
        </text:list-item>
      </text:list>
      <text:p text:style-name="Standard">Measure commands return back the output voltage, current, power or temperature. They trigger the acquisition of new data before returning the reading. <text:span text:style-name="T4">Measurements are performed by digitizing the instantaneous output voltage, current or temperature. </text:span>Output power is calculated as product of measured voltage and current. <text:span text:style-name="T5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14571702737528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Default_5f_nt2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Description</text:p>
          </table:table-cell>
          <table:table-cell table:style-name="Table73.A1" table:number-columns-spanned="4" office:value-type="string">
            <text:p text:style-name="P2">Query the current measured across the current sense resistor inside the power module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Default_5f_nt2">Parameters</text:p>
          </table:table-cell>
          <table:table-cell table:style-name="Table73.B3" office:value-type="string">
            <text:p text:style-name="P3">Name</text:p>
          </table:table-cell>
          <table:table-cell table:style-name="Table73.B3" office:value-type="string">
            <text:p text:style-name="P3">Type</text:p>
          </table:table-cell>
          <table:table-cell table:style-name="Table73.B3" office:value-type="string">
            <text:p text:style-name="P3">Range</text:p>
          </table:table-cell>
          <table:table-cell table:style-name="Table73.B3" office:value-type="string">
            <text:p text:style-name="P3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4">Discrete</text:p>
          </table:table-cell>
          <table:table-cell table:style-name="Table73.A1" office:value-type="string">
            <text:p text:style-name="P4">CH1|CH2|CH3|CH4|CH5|CH6</text:p>
          </table:table-cell>
          <table:table-cell table:style-name="Table73.A1" office:value-type="string">
            <text:p text:style-name="P4">–</text:p>
          </table:table-cell>
        </table:table-row>
        <table:table-row>
          <table:table-cell table:style-name="Table73.A1" office:value-type="string">
            <text:p text:style-name="Default_5f_nt2">Return</text:p>
          </table:table-cell>
          <table:table-cell table:style-name="Table73.A1" table:number-columns-spanned="4" office:value-type="string">
            <text:p text:style-name="P2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Related Commands</text:p>
          </table:table-cell>
          <table:table-cell table:style-name="Table73.A1" table:number-columns-spanned="4" office:value-type="string">
            <text:p text:style-name="P2">INSTrument:COUPle:TRACking</text:p>
          </table:table-cell>
          <table:covered-table-cell/>
          <table:covered-table-cell/>
          <table:covered-table-cell/>
        </table:table-row>
      </table:table>
      <text:list xml:id="list14571627409338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Default_5f_nt2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Description</text:p>
          </table:table-cell>
          <table:table-cell table:style-name="Table75.A1" table:number-columns-spanned="4" office:value-type="string">
            <text:p text:style-name="P2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Default_5f_nt2">Parameters</text:p>
          </table:table-cell>
          <table:table-cell table:style-name="Table75.B3" office:value-type="string">
            <text:p text:style-name="P3">Name</text:p>
          </table:table-cell>
          <table:table-cell table:style-name="Table75.B3" office:value-type="string">
            <text:p text:style-name="P3">Type</text:p>
          </table:table-cell>
          <table:table-cell table:style-name="Table75.B3" office:value-type="string">
            <text:p text:style-name="P3">Range</text:p>
          </table:table-cell>
          <table:table-cell table:style-name="Table75.B3" office:value-type="string">
            <text:p text:style-name="P3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4">Discrete</text:p>
          </table:table-cell>
          <table:table-cell table:style-name="Table75.A1" office:value-type="string">
            <text:p text:style-name="P4">CH1|CH2|CH3|CH4|CH5|CH6</text:p>
          </table:table-cell>
          <table:table-cell table:style-name="Table75.A1" office:value-type="string">
            <text:p text:style-name="P4">n/a</text:p>
          </table:table-cell>
        </table:table-row>
        <table:table-row>
          <table:table-cell table:style-name="Table75.A1" office:value-type="string">
            <text:p text:style-name="Default_5f_nt2">Return</text:p>
          </table:table-cell>
          <table:table-cell table:style-name="Table75.A1" table:number-columns-spanned="4" office:value-type="string">
            <text:p text:style-name="P2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Related Commands</text:p>
          </table:table-cell>
          <table:table-cell table:style-name="Table75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list xml:id="list14571669432455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Default_5f_nt2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74.A1" table:number-rows-spanned="2" office:value-type="string">
            <text:p text:style-name="Default_5f_nt2">Parameters</text:p>
          </table:table-cell>
          <table:table-cell table:style-name="Table74.B3" office:value-type="string">
            <text:p text:style-name="P3">Name</text:p>
          </table:table-cell>
          <table:table-cell table:style-name="Table74.B3" office:value-type="string">
            <text:p text:style-name="P3">Type</text:p>
          </table:table-cell>
          <table:table-cell table:style-name="Table74.B3" office:value-type="string">
            <text:p text:style-name="P3">Range</text:p>
          </table:table-cell>
          <table:table-cell table:style-name="Table74.B3" office:value-type="string">
            <text:p text:style-name="P3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4">Discrete</text:p>
          </table:table-cell>
          <table:table-cell table:style-name="Table74.A1" office:value-type="string">
            <text:p text:style-name="P4">CH1|CH2|CH3|CH4|CH5|CH6</text:p>
          </table:table-cell>
          <table:table-cell table:style-name="Table74.A1" office:value-type="string">
            <text:p text:style-name="P4">n/a</text:p>
          </table:table-cell>
        </table:table-row>
        <table:table-row>
          <table:table-cell table:style-name="Table74.A1" office:value-type="string">
            <text:p text:style-name="Default_5f_nt2">Return</text:p>
          </table:table-cell>
          <table:table-cell table:style-name="Table74.A1" table:number-columns-spanned="4" office:value-type="string">
            <text:p text:style-name="P2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Related Commands</text:p>
          </table:table-cell>
          <table:table-cell table:style-name="Table74.A1" table:number-columns-spanned="4" office:value-type="string">
            <text:p text:style-name="P2">INSTrument:COUPle:TRACking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 style:master-page-name="">
      <style:paragraph-properties fo:margin-left="10mm" fo:margin-right="1.99mm" fo:margin-top="0mm" fo:margin-bottom="0mm" loext:contextual-spacing="false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9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6.2.4.2$Linux_X86_64 LibreOffice_project/2412653d852ce75f65fbfa83fb7e7b669a126d64</meta:generator>
    <meta:keyword>SCPI</meta:keyword>
    <meta:keyword>IEEE 488</meta:keyword>
    <meta:keyword>Remote control</meta:keyword>
    <meta:keyword>Programming reference</meta:keyword>
    <dc:title>5.9. MEASure</dc:title>
    <meta:document-statistic meta:table-count="4" meta:image-count="0" meta:object-count="0" meta:page-count="2" meta:paragraph-count="87" meta:word-count="269" meta:character-count="2013" meta:non-whitespace-character-count="1833"/>
    <meta:user-defined meta:name="WebPublish_HTML_Profile">EEZ (HTML)</meta:user-defined>
    <meta:user-defined meta:name="WebPublish_Post_AdditionalCategories">10</meta:user-defined>
    <meta:user-defined meta:name="WebPublish_Post_Id">135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